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74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133pt"/>
    </style:style>
    <style:style style:name="co5" style:family="table-column">
      <style:table-column-properties fo:break-before="auto" style:column-width="189.35pt"/>
    </style:style>
    <style:style style:name="co6" style:family="table-column">
      <style:table-column-properties fo:break-before="auto" style:column-width="164.64pt"/>
    </style:style>
    <style:style style:name="co7" style:family="table-column">
      <style:table-column-properties fo:break-before="auto" style:column-width="167.75pt"/>
    </style:style>
    <style:style style:name="co8" style:family="table-column">
      <style:table-column-properties fo:break-before="auto" style:column-width="192.44pt"/>
    </style:style>
    <style:style style:name="co9" style:family="table-column">
      <style:table-column-properties fo:break-before="auto" style:column-width="172.3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fana_data_export(22)" table:style-name="ta1">
        <table:shapes>
          <draw:frame draw:z-index="0" draw:style-name="gr1" draw:text-style-name="P1" svg:width="453.51pt" svg:height="255.09pt" svg:x="638.99pt" svg:y="214.04pt">
            <loext:p draw:notify-on-update-of-ranges="'grafana_data_export(22)'.B1:'grafana_data_export(22)'.B1 'grafana_data_export(22)'.B2:'grafana_data_export(22)'.B30 'grafana_data_export(22)'.C1:'grafana_data_export(22)'.C1 'grafana_data_export(22)'.C2:'grafana_data_export(22)'.C30 'grafana_data_export(22)'.D1:'grafana_data_export(22)'.D1 'grafana_data_export(22)'.D2:'grafana_data_export(22)'.D30 'grafana_data_export(22)'.E1:'grafana_data_export(22)'.E1 'grafana_data_export(22)'.E2:'grafana_data_export(22)'.E30 'grafana_data_export(22)'.H1:'grafana_data_export(22)'.H1 'grafana_data_export(22)'.H2:'grafana_data_export(22)'.H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PU Middletier</text:p>
          </table:table-cell>
          <table:table-cell office:value-type="string" calcext:value-type="string">
            <text:p>CPU Limit</text:p>
          </table:table-cell>
          <table:table-cell office:value-type="string" calcext:value-type="string">
            <text:p>CPU Node</text:p>
          </table:table-cell>
          <table:table-cell office:value-type="string" calcext:value-type="string">
            <text:p>CFP Middletier</text:p>
          </table:table-cell>
          <table:table-cell office:value-type="string" calcext:value-type="string">
            <text:p>CFP Node</text:p>
          </table:table-cell>
          <table:table-cell office:value-type="string" calcext:value-type="string">
            <text:p>FPM Node</text:p>
          </table:table-cell>
          <table:table-cell office:value-type="string" calcext:value-type="string">
            <text:p>FPM Middletier (FPM Node, CFP Node)</text:p>
          </table:table-cell>
          <table:table-cell office:value-type="string" calcext:value-type="string">
            <text:p>test_results.success_count_elapsed</text:p>
          </table:table-cell>
        </table:table-row>
        <table:table-row table:style-name="ro1">
          <table:table-cell office:value-type="string" calcext:value-type="string">
            <text:p>2017-07-27T13:31:00+02: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985.750019550324" calcext:value-type="float">
            <text:p>985.750019550324</text:p>
          </table:table-cell>
          <table:table-cell office:value-type="float" office:value="0" calcext:value-type="float">
            <text:p>0</text:p>
          </table:table-cell>
          <table:table-cell office:value-type="float" office:value="3.13433219834103" calcext:value-type="float">
            <text:p>3.13433219834103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07-27T13:32:00+02:00</text:p>
          </table:table-cell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985.499978065491" calcext:value-type="float">
            <text:p>985.499978065491</text:p>
          </table:table-cell>
          <table:table-cell office:value-type="float" office:value="0" calcext:value-type="float">
            <text:p>0</text:p>
          </table:table-cell>
          <table:table-cell office:value-type="float" office:value="314.504404807678" calcext:value-type="float">
            <text:p>314.504404807678</text:p>
          </table:table-cell>
          <table:table-cell office:value-type="float" office:value="301.8" calcext:value-type="float">
            <text:p>301.8</text:p>
          </table:table-cell>
          <table:table-cell office:value-type="float" office:value="307.6" calcext:value-type="float">
            <text:p>307.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07-27T13:33:00+02:00</text:p>
          </table:table-cell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float" office:value="985.000014305115" calcext:value-type="float">
            <text:p>985.000014305115</text:p>
          </table:table-cell>
          <table:table-cell office:value-type="float" office:value="0" calcext:value-type="float">
            <text:p>0</text:p>
          </table:table-cell>
          <table:table-cell office:value-type="float" office:value="314.702465154744" calcext:value-type="float">
            <text:p>314.702465154744</text:p>
          </table:table-cell>
          <table:table-cell office:value-type="float" office:value="309.6" calcext:value-type="float">
            <text:p>309.6</text:p>
          </table:table-cell>
          <table:table-cell office:value-type="float" office:value="320.2" calcext:value-type="float">
            <text:p>320.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7-27T13:34:00+02:00</text:p>
          </table:table-cell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float" office:value="985.750019550324" calcext:value-type="float">
            <text:p>985.750019550324</text:p>
          </table:table-cell>
          <table:table-cell office:value-type="float" office:value="0" calcext:value-type="float">
            <text:p>0</text:p>
          </table:table-cell>
          <table:table-cell office:value-type="float" office:value="314.768474031264" calcext:value-type="float">
            <text:p>314.768474031264</text:p>
          </table:table-cell>
          <table:table-cell office:value-type="float" office:value="320.2" calcext:value-type="float">
            <text:p>320.2</text:p>
          </table:table-cell>
          <table:table-cell office:value-type="float" office:value="313.6" calcext:value-type="float">
            <text:p>313.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7-27T13:35:00+02:00</text:p>
          </table:table-cell>
          <table:table-cell office:value-type="float" office:value="46" calcext:value-type="float">
            <text:p>46</text:p>
          </table:table-cell>
          <table:table-cell office:value-type="float" office:value="1000" calcext:value-type="float">
            <text:p>1000</text:p>
          </table:table-cell>
          <table:table-cell office:value-type="float" office:value="986.249983310699" calcext:value-type="float">
            <text:p>986.249983310699</text:p>
          </table:table-cell>
          <table:table-cell office:value-type="float" office:value="0" calcext:value-type="float">
            <text:p>0</text:p>
          </table:table-cell>
          <table:table-cell office:value-type="float" office:value="314.768474031264" calcext:value-type="float">
            <text:p>314.768474031264</text:p>
          </table:table-cell>
          <table:table-cell office:value-type="float" office:value="323" calcext:value-type="float">
            <text:p>323</text:p>
          </table:table-cell>
          <table:table-cell office:value-type="float" office:value="317.8" calcext:value-type="float">
            <text:p>317.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07-27T13:36:00+02:00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985.499978065491" calcext:value-type="float">
            <text:p>985.499978065491</text:p>
          </table:table-cell>
          <table:table-cell office:value-type="float" office:value="0" calcext:value-type="float">
            <text:p>0</text:p>
          </table:table-cell>
          <table:table-cell office:value-type="float" office:value="314.768474031264" calcext:value-type="float">
            <text:p>314.768474031264</text:p>
          </table:table-cell>
          <table:table-cell office:value-type="float" office:value="308.2" calcext:value-type="float">
            <text:p>308.2</text:p>
          </table:table-cell>
          <table:table-cell office:value-type="float" office:value="317" calcext:value-type="float">
            <text:p>31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07-27T13:37:00+02:00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985.750019550324" calcext:value-type="float">
            <text:p>985.750019550324</text:p>
          </table:table-cell>
          <table:table-cell office:value-type="float" office:value="0" calcext:value-type="float">
            <text:p>0</text:p>
          </table:table-cell>
          <table:table-cell office:value-type="float" office:value="314.636436634144" calcext:value-type="float">
            <text:p>314.636436634144</text:p>
          </table:table-cell>
          <table:table-cell office:value-type="float" office:value="306.2" calcext:value-type="float">
            <text:p>306.2</text:p>
          </table:table-cell>
          <table:table-cell office:value-type="float" office:value="316.2" calcext:value-type="float">
            <text:p>316.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07-27T13:38:00+02:00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office:value-type="float" office:value="0" calcext:value-type="float">
            <text:p>0</text:p>
          </table:table-cell>
          <table:table-cell office:value-type="float" office:value="314.702453123267" calcext:value-type="float">
            <text:p>314.702453123267</text:p>
          </table:table-cell>
          <table:table-cell office:value-type="float" office:value="326.2" calcext:value-type="float">
            <text:p>326.2</text:p>
          </table:table-cell>
          <table:table-cell office:value-type="float" office:value="313.2" calcext:value-type="float">
            <text:p>313.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07-27T13:39:00+02:00</text:p>
          </table:table-cell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985.499978065491" calcext:value-type="float">
            <text:p>985.499978065491</text:p>
          </table:table-cell>
          <table:table-cell office:value-type="float" office:value="0" calcext:value-type="float">
            <text:p>0</text:p>
          </table:table-cell>
          <table:table-cell office:value-type="float" office:value="314.570400519483" calcext:value-type="float">
            <text:p>314.570400519483</text:p>
          </table:table-cell>
          <table:table-cell office:value-type="float" office:value="317.2" calcext:value-type="float">
            <text:p>317.2</text:p>
          </table:table-cell>
          <table:table-cell office:value-type="float" office:value="310.6" calcext:value-type="float">
            <text:p>310.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07-27T13:40:00+02:00</text:p>
          </table:table-cell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float" office:value="985.499978065491" calcext:value-type="float">
            <text:p>985.499978065491</text:p>
          </table:table-cell>
          <table:table-cell office:value-type="float" office:value="0" calcext:value-type="float">
            <text:p>0</text:p>
          </table:table-cell>
          <table:table-cell office:value-type="float" office:value="314.702437081308" calcext:value-type="float">
            <text:p>314.702437081308</text:p>
          </table:table-cell>
          <table:table-cell office:value-type="float" office:value="314.4" calcext:value-type="float">
            <text:p>314.4</text:p>
          </table:table-cell>
          <table:table-cell office:value-type="float" office:value="313" calcext:value-type="float">
            <text:p>31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07-27T13:41:00+02:00</text:p>
          </table:table-cell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office:value-type="float" office:value="0" calcext:value-type="float">
            <text:p>0</text:p>
          </table:table-cell>
          <table:table-cell office:value-type="float" office:value="314.570384507789" calcext:value-type="float">
            <text:p>314.570384507789</text:p>
          </table:table-cell>
          <table:table-cell office:value-type="float" office:value="325.4" calcext:value-type="float">
            <text:p>325.4</text:p>
          </table:table-cell>
          <table:table-cell office:value-type="float" office:value="307.6" calcext:value-type="float">
            <text:p>307.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07-27T13:42:00+02:00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986.249983310699" calcext:value-type="float">
            <text:p>986.249983310699</text:p>
          </table:table-cell>
          <table:table-cell office:value-type="float" office:value="0" calcext:value-type="float">
            <text:p>0</text:p>
          </table:table-cell>
          <table:table-cell office:value-type="float" office:value="314.504348819686" calcext:value-type="float">
            <text:p>314.504348819686</text:p>
          </table:table-cell>
          <table:table-cell office:value-type="float" office:value="321.4" calcext:value-type="float">
            <text:p>321.4</text:p>
          </table:table-cell>
          <table:table-cell office:value-type="float" office:value="310.6" calcext:value-type="float">
            <text:p>310.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07-27T13:43:00+02:00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986.249983310699" calcext:value-type="float">
            <text:p>986.249983310699</text:p>
          </table:table-cell>
          <table:table-cell office:value-type="float" office:value="0" calcext:value-type="float">
            <text:p>0</text:p>
          </table:table-cell>
          <table:table-cell office:value-type="float" office:value="314.372250674709" calcext:value-type="float">
            <text:p>314.372250674709</text:p>
          </table:table-cell>
          <table:table-cell office:value-type="float" office:value="308.6" calcext:value-type="float">
            <text:p>308.6</text:p>
          </table:table-cell>
          <table:table-cell office:value-type="float" office:value="309" calcext:value-type="float">
            <text:p>30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07-27T13:44:00+02:00</text:p>
          </table:table-cell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986.249983310699" calcext:value-type="float">
            <text:p>986.249983310699</text:p>
          </table:table-cell>
          <table:table-cell office:value-type="float" office:value="0" calcext:value-type="float">
            <text:p>0</text:p>
          </table:table-cell>
          <table:table-cell office:value-type="float" office:value="314.570356487354" calcext:value-type="float">
            <text:p>314.570356487354</text:p>
          </table:table-cell>
          <table:table-cell office:value-type="float" office:value="315.6" calcext:value-type="float">
            <text:p>315.6</text:p>
          </table:table-cell>
          <table:table-cell office:value-type="float" office:value="320.6" calcext:value-type="float">
            <text:p>320.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07-27T13:45:00+02:00</text:p>
          </table:table-cell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office:value-type="float" office:value="0" calcext:value-type="float">
            <text:p>0</text:p>
          </table:table-cell>
          <table:table-cell office:value-type="float" office:value="314.702392965983" calcext:value-type="float">
            <text:p>314.702392965983</text:p>
          </table:table-cell>
          <table:table-cell office:value-type="float" office:value="311" calcext:value-type="float">
            <text:p>311</text:p>
          </table:table-cell>
          <table:table-cell office:value-type="float" office:value="315.4" calcext:value-type="float">
            <text:p>315.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7-07-27T13:46:00+02:00</text:p>
          </table:table-cell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office:value-type="float" office:value="0" calcext:value-type="float">
            <text:p>0</text:p>
          </table:table-cell>
          <table:table-cell office:value-type="float" office:value="314.504296830967" calcext:value-type="float">
            <text:p>314.504296830967</text:p>
          </table:table-cell>
          <table:table-cell office:value-type="float" office:value="322.8" calcext:value-type="float">
            <text:p>322.8</text:p>
          </table:table-cell>
          <table:table-cell office:value-type="float" office:value="316" calcext:value-type="float">
            <text:p>31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07-27T13:47:00+02:00</text:p>
          </table:table-cell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office:value-type="float" office:value="0" calcext:value-type="float">
            <text:p>0</text:p>
          </table:table-cell>
          <table:table-cell office:value-type="float" office:value="337.670879835396" calcext:value-type="float">
            <text:p>337.670879835396</text:p>
          </table:table-cell>
          <table:table-cell office:value-type="float" office:value="329" calcext:value-type="float">
            <text:p>329</text:p>
          </table:table-cell>
          <table:table-cell office:value-type="float" office:value="334.4" calcext:value-type="float">
            <text:p>334.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7-07-27T13:48:00+02:00</text:p>
          </table:table-cell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985.249996185303" calcext:value-type="float">
            <text:p>985.249996185303</text:p>
          </table:table-cell>
          <table:table-cell office:value-type="float" office:value="0" calcext:value-type="float">
            <text:p>0</text:p>
          </table:table-cell>
          <table:table-cell office:value-type="float" office:value="400.71307777254" calcext:value-type="float">
            <text:p>400.71307777254</text:p>
          </table:table-cell>
          <table:table-cell office:value-type="float" office:value="405.8" calcext:value-type="float">
            <text:p>405.8</text:p>
          </table:table-cell>
          <table:table-cell office:value-type="float" office:value="401.4" calcext:value-type="float">
            <text:p>401.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7-07-27T13:49:00+02:00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98.8" calcext:value-type="float">
            <text:p>498.8</text:p>
          </table:table-cell>
          <table:table-cell office:value-type="float" office:value="508.2" calcext:value-type="float">
            <text:p>508.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07-27T13:50:00+02:00</text:p>
          </table:table-cell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89.8" calcext:value-type="float">
            <text:p>489.8</text:p>
          </table:table-cell>
          <table:table-cell office:value-type="float" office:value="492.2" calcext:value-type="float">
            <text:p>492.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7-27T13:51:00+02:00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985.750019550324" calcext:value-type="float">
            <text:p>985.75001955032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96.6" calcext:value-type="float">
            <text:p>496.6</text:p>
          </table:table-cell>
          <table:table-cell office:value-type="float" office:value="500.2" calcext:value-type="float">
            <text:p>500.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07-27T13:52:00+02:00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986.249983310699" calcext:value-type="float">
            <text:p>986.24998331069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02.8" calcext:value-type="float">
            <text:p>502.8</text:p>
          </table:table-cell>
          <table:table-cell office:value-type="float" office:value="511" calcext:value-type="float">
            <text:p>51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07-27T13:53:00+02:00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03.6" calcext:value-type="float">
            <text:p>503.6</text:p>
          </table:table-cell>
          <table:table-cell office:value-type="float" office:value="496.8" calcext:value-type="float">
            <text:p>496.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07-27T13:54:00+02:00</text:p>
          </table:table-cell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float" office:value="986.500024795532" calcext:value-type="float">
            <text:p>986.50002479553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4.2" calcext:value-type="float">
            <text:p>514.2</text:p>
          </table:table-cell>
          <table:table-cell office:value-type="float" office:value="491.2" calcext:value-type="float">
            <text:p>491.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7-07-27T13:55:00+02:00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985.499978065491" calcext:value-type="float">
            <text:p>985.49997806549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93.4" calcext:value-type="float">
            <text:p>493.4</text:p>
          </table:table-cell>
          <table:table-cell office:value-type="float" office:value="496.4" calcext:value-type="float">
            <text:p>496.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07-27T13:56:00+02:00</text:p>
          </table:table-cell>
          <table:table-cell office:value-type="float" office:value="46" calcext:value-type="float">
            <text:p>46</text:p>
          </table:table-cell>
          <table:table-cell office:value-type="float" office:value="1000" calcext:value-type="float">
            <text:p>1000</text:p>
          </table:table-cell>
          <table:table-cell office:value-type="float" office:value="986.500024795532" calcext:value-type="float">
            <text:p>986.50002479553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06.6" calcext:value-type="float">
            <text:p>506.6</text:p>
          </table:table-cell>
          <table:table-cell office:value-type="float" office:value="508" calcext:value-type="float">
            <text:p>50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07-27T13:57:00+02:00</text:p>
          </table:table-cell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986.249983310699" calcext:value-type="float">
            <text:p>986.24998331069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99.8" calcext:value-type="float">
            <text:p>499.8</text:p>
          </table:table-cell>
          <table:table-cell office:value-type="float" office:value="501" calcext:value-type="float">
            <text:p>50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07-27T13:58:00+02:00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985.499978065491" calcext:value-type="float">
            <text:p>985.49997806549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93.6" calcext:value-type="float">
            <text:p>493.6</text:p>
          </table:table-cell>
          <table:table-cell office:value-type="float" office:value="501" calcext:value-type="float">
            <text:p>50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07-27T13:59:00+02:00</text:p>
          </table:table-cell>
          <table:table-cell table:number-columns-repeated="7" office:value-type="string" calcext:value-type="string">
            <text:p>undefined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7T14:23:45.587967936</dc:date>
    <meta:editing-duration>PT6M7S</meta:editing-duration>
    <meta:editing-cycles>1</meta:editing-cycles>
    <meta:document-statistic meta:table-count="1" meta:cell-count="270" meta:object-count="1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383cm" svg:y="2.955cm" style:legend-expansion="high" chart:style-name="ch2"/>
        <chart:plot-area chart:style-name="ch3" table:cell-range-address="'grafana_data_export(22)'.B1:'grafana_data_export(22)'.E30 'grafana_data_export(22)'.H1:'grafana_data_export(22)'.H30" chart:data-source-has-labels="row" svg:x="0.32cm" svg:y="0.18cm" svg:width="8.743cm" svg:height="8.64cm">
          <chartooo:coordinate-region svg:x="1.151cm" svg:y="0.389cm" svg:width="7.572cm" svg:height="7.6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afana_data_export(22)'.B2:'grafana_data_export(22)'.B30" chart:label-cell-address="'grafana_data_export(22)'.B1:'grafana_data_export(22)'.B1" chart:class="chart:line">
            <chart:data-point chart:repeated="29"/>
          </chart:series>
          <chart:series chart:style-name="ch7" chart:values-cell-range-address="'grafana_data_export(22)'.C2:'grafana_data_export(22)'.C30" chart:label-cell-address="'grafana_data_export(22)'.C1:'grafana_data_export(22)'.C1" chart:class="chart:line">
            <chart:data-point chart:repeated="29"/>
          </chart:series>
          <chart:series chart:style-name="ch8" chart:values-cell-range-address="'grafana_data_export(22)'.D2:'grafana_data_export(22)'.D30" chart:label-cell-address="'grafana_data_export(22)'.D1:'grafana_data_export(22)'.D1" chart:class="chart:line">
            <chart:data-point chart:repeated="29"/>
          </chart:series>
          <chart:series chart:style-name="ch9" chart:values-cell-range-address="'grafana_data_export(22)'.E2:'grafana_data_export(22)'.E30" chart:label-cell-address="'grafana_data_export(22)'.E1:'grafana_data_export(22)'.E1" chart:class="chart:line">
            <chart:data-point chart:repeated="29"/>
          </chart:series>
          <chart:series chart:style-name="ch10" chart:values-cell-range-address="'grafana_data_export(22)'.H2:'grafana_data_export(22)'.H30" chart:label-cell-address="'grafana_data_export(22)'.H1:'grafana_data_export(22)'.H1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Middletier</text:p>
                <draw:g>
                  <svg:desc>'grafana_data_export(22)'.B1:'grafana_data_export(22)'.B1</svg:desc>
                </draw:g>
              </table:table-cell>
              <table:table-cell office:value-type="string">
                <text:p>CPU Limit</text:p>
                <draw:g>
                  <svg:desc>'grafana_data_export(22)'.C1:'grafana_data_export(22)'.C1</svg:desc>
                </draw:g>
              </table:table-cell>
              <table:table-cell office:value-type="string">
                <text:p>CPU Node</text:p>
                <draw:g>
                  <svg:desc>'grafana_data_export(22)'.D1:'grafana_data_export(22)'.D1</svg:desc>
                </draw:g>
              </table:table-cell>
              <table:table-cell office:value-type="string">
                <text:p>CFP Middletier</text:p>
                <draw:g>
                  <svg:desc>'grafana_data_export(22)'.E1:'grafana_data_export(22)'.E1</svg:desc>
                </draw:g>
              </table:table-cell>
              <table:table-cell office:value-type="string">
                <text:p>FPM Middletier (FPM Node, CFP Node)</text:p>
                <draw:g>
                  <svg:desc>'grafana_data_export(22)'.H1:'grafana_data_export(22)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grafana_data_export(22)'.B2:'grafana_data_export(22)'.B30</svg:desc>
                </draw:g>
              </table:table-cell>
              <table:table-cell office:value-type="float" office:value="1000">
                <text:p>1000</text:p>
                <draw:g>
                  <svg:desc>'grafana_data_export(22)'.C2:'grafana_data_export(22)'.C30</svg:desc>
                </draw:g>
              </table:table-cell>
              <table:table-cell office:value-type="float" office:value="985.750019550324">
                <text:p>985.750019550324</text:p>
                <draw:g>
                  <svg:desc>'grafana_data_export(22)'.D2:'grafana_data_export(22)'.D30</svg:desc>
                </draw:g>
              </table:table-cell>
              <table:table-cell office:value-type="float" office:value="0">
                <text:p>0</text:p>
                <draw:g>
                  <svg:desc>'grafana_data_export(22)'.E2:'grafana_data_export(22)'.E30</svg:desc>
                </draw:g>
              </table:table-cell>
              <table:table-cell office:value-type="float" office:value="3.8">
                <text:p>3.8</text:p>
                <draw:g>
                  <svg:desc>'grafana_data_export(22)'.H2:'grafana_data_export(22)'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985.499978065491">
                <text:p>985.499978065491</text:p>
              </table:table-cell>
              <table:table-cell office:value-type="float" office:value="0">
                <text:p>0</text:p>
              </table:table-cell>
              <table:table-cell office:value-type="float" office:value="307.6">
                <text:p>307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1000">
                <text:p>1000</text:p>
              </table:table-cell>
              <table:table-cell office:value-type="float" office:value="985.000014305115">
                <text:p>985.000014305115</text:p>
              </table:table-cell>
              <table:table-cell office:value-type="float" office:value="0">
                <text:p>0</text:p>
              </table:table-cell>
              <table:table-cell office:value-type="float" office:value="320.2">
                <text:p>32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985.750019550324">
                <text:p>985.750019550324</text:p>
              </table:table-cell>
              <table:table-cell office:value-type="float" office:value="0">
                <text:p>0</text:p>
              </table:table-cell>
              <table:table-cell office:value-type="float" office:value="313.6">
                <text:p>31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986.249983310699">
                <text:p>986.249983310699</text:p>
              </table:table-cell>
              <table:table-cell office:value-type="float" office:value="0">
                <text:p>0</text:p>
              </table:table-cell>
              <table:table-cell office:value-type="float" office:value="317.8">
                <text:p>31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985.499978065491">
                <text:p>985.499978065491</text:p>
              </table:table-cell>
              <table:table-cell office:value-type="float" office:value="0">
                <text:p>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985.750019550324">
                <text:p>985.750019550324</text:p>
              </table:table-cell>
              <table:table-cell office:value-type="float" office:value="0">
                <text:p>0</text:p>
              </table:table-cell>
              <table:table-cell office:value-type="float" office:value="316.2">
                <text:p>31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  <table:table-cell office:value-type="float" office:value="0">
                <text:p>0</text:p>
              </table:table-cell>
              <table:table-cell office:value-type="float" office:value="313.2">
                <text:p>31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985.499978065491">
                <text:p>985.499978065491</text:p>
              </table:table-cell>
              <table:table-cell office:value-type="float" office:value="0">
                <text:p>0</text:p>
              </table:table-cell>
              <table:table-cell office:value-type="float" office:value="310.6">
                <text:p>31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985.499978065491">
                <text:p>985.499978065491</text:p>
              </table:table-cell>
              <table:table-cell office:value-type="float" office:value="0">
                <text:p>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  <table:table-cell office:value-type="float" office:value="0">
                <text:p>0</text:p>
              </table:table-cell>
              <table:table-cell office:value-type="float" office:value="307.6">
                <text:p>30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986.249983310699">
                <text:p>986.249983310699</text:p>
              </table:table-cell>
              <table:table-cell office:value-type="float" office:value="0">
                <text:p>0</text:p>
              </table:table-cell>
              <table:table-cell office:value-type="float" office:value="310.6">
                <text:p>31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986.249983310699">
                <text:p>986.249983310699</text:p>
              </table:table-cell>
              <table:table-cell office:value-type="float" office:value="0">
                <text:p>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1000">
                <text:p>1000</text:p>
              </table:table-cell>
              <table:table-cell office:value-type="float" office:value="986.249983310699">
                <text:p>986.249983310699</text:p>
              </table:table-cell>
              <table:table-cell office:value-type="float" office:value="0">
                <text:p>0</text:p>
              </table:table-cell>
              <table:table-cell office:value-type="float" office:value="320.6">
                <text:p>32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  <table:table-cell office:value-type="float" office:value="0">
                <text:p>0</text:p>
              </table:table-cell>
              <table:table-cell office:value-type="float" office:value="315.4">
                <text:p>315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  <table:table-cell office:value-type="float" office:value="0">
                <text:p>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  <table:table-cell office:value-type="float" office:value="0">
                <text:p>0</text:p>
              </table:table-cell>
              <table:table-cell office:value-type="float" office:value="334.4">
                <text:p>334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985.249996185303">
                <text:p>985.249996185303</text:p>
              </table:table-cell>
              <table:table-cell office:value-type="float" office:value="0">
                <text:p>0</text:p>
              </table:table-cell>
              <table:table-cell office:value-type="float" office:value="401.4">
                <text:p>401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  <table:table-cell office:value-type="float" office:value="0">
                <text:p>0</text:p>
              </table:table-cell>
              <table:table-cell office:value-type="float" office:value="508.2">
                <text:p>508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  <table:table-cell office:value-type="float" office:value="0">
                <text:p>0</text:p>
              </table:table-cell>
              <table:table-cell office:value-type="float" office:value="492.2">
                <text:p>492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985.750019550324">
                <text:p>985.750019550324</text:p>
              </table:table-cell>
              <table:table-cell office:value-type="float" office:value="0">
                <text:p>0</text:p>
              </table:table-cell>
              <table:table-cell office:value-type="float" office:value="500.2">
                <text:p>50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986.249983310699">
                <text:p>986.249983310699</text:p>
              </table:table-cell>
              <table:table-cell office:value-type="float" office:value="0">
                <text:p>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  <table:table-cell office:value-type="float" office:value="0">
                <text:p>0</text:p>
              </table:table-cell>
              <table:table-cell office:value-type="float" office:value="496.8">
                <text:p>496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1000">
                <text:p>1000</text:p>
              </table:table-cell>
              <table:table-cell office:value-type="float" office:value="986.500024795532">
                <text:p>986.500024795532</text:p>
              </table:table-cell>
              <table:table-cell office:value-type="float" office:value="0">
                <text:p>0</text:p>
              </table:table-cell>
              <table:table-cell office:value-type="float" office:value="491.2">
                <text:p>491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985.499978065491">
                <text:p>985.499978065491</text:p>
              </table:table-cell>
              <table:table-cell office:value-type="float" office:value="0">
                <text:p>0</text:p>
              </table:table-cell>
              <table:table-cell office:value-type="float" office:value="496.4">
                <text:p>496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986.500024795532">
                <text:p>986.500024795532</text:p>
              </table:table-cell>
              <table:table-cell office:value-type="float" office:value="0">
                <text:p>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">
                <text:p>44</text:p>
              </table:table-cell>
              <table:table-cell office:value-type="float" office:value="1000">
                <text:p>1000</text:p>
              </table:table-cell>
              <table:table-cell office:value-type="float" office:value="986.249983310699">
                <text:p>986.249983310699</text:p>
              </table:table-cell>
              <table:table-cell office:value-type="float" office:value="0">
                <text:p>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985.499978065491">
                <text:p>985.499978065491</text:p>
              </table:table-cell>
              <table:table-cell office:value-type="float" office:value="0">
                <text:p>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